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C0000018C000000FA45E4E980.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35cm" draw:stroke-linejoin="miter" draw:fill="solid" draw:fill-color="#ffffff"/>
    </style:style>
    <style:style style:name="gr2" style:family="graphic" style:parent-style-name="standard">
      <style:graphic-properties draw:stroke="none" svg:stroke-width="0.035cm" draw:stroke-linejoin="miter" draw:fill="solid" draw:fill-color="#000000"/>
    </style:style>
    <style:style style:name="gr3" style:family="graphic" style:parent-style-name="standard">
      <style:graphic-properties draw:stroke="none" svg:stroke-width="0.051cm" svg:stroke-color="#004586" draw:marker-start-width="0.276cm" draw:marker-end-width="0.276cm" draw:fill="solid" draw:fill-color="#cfe7f5" draw:textarea-horizontal-align="center" draw:textarea-vertical-align="middle" draw:auto-grow-height="false" fo:min-height="0.749cm" fo:min-width="0.499cm" fo:padding-top="0.15cm" fo:padding-bottom="0.15cm" fo:padding-left="0.275cm" fo:padding-right="0.275cm" draw:shadow="hidden"/>
    </style:style>
    <style:style style:name="gr4" style:family="graphic" style:parent-style-name="standard">
      <style:graphic-properties svg:stroke-width="0.051cm" svg:stroke-color="#004586" draw:marker-start-width="0.276cm" draw:marker-end-width="0.276cm" draw:fill="none" draw:fill-color="#cfe7f5" draw:textarea-horizontal-align="center" draw:textarea-vertical-align="middle" draw:auto-grow-height="false" fo:min-height="0.749cm" fo:min-width="0.499cm" fo:padding-top="0.15cm" fo:padding-bottom="0.15cm" fo:padding-left="0.275cm" fo:padding-right="0.275cm" draw:shadow="hidden"/>
    </style:style>
    <style:style style:name="gr5" style:family="graphic" style:parent-style-name="standard">
      <style:graphic-properties draw:stroke="dash" draw:stroke-dash="Fine_20_Dashed" svg:stroke-width="0.025cm" svg:stroke-color="#000000" draw:marker-start-width="0.237cm" draw:marker-end-width="0.237cm" draw:fill="none" draw:fill-color="#ffffff" draw:fill-hatch-solid="false" draw:textarea-vertical-align="middle" fo:padding-top="0.137cm" fo:padding-bottom="0.137cm" fo:padding-left="0.262cm" fo:padding-right="0.262cm"/>
    </style:style>
    <style:style style:name="gr6" style:family="graphic" style:parent-style-name="standard">
      <style:graphic-properties TexMathsArgs="11§display§\rm Re"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draw:stroke-dash="Fine_20_Dashed" svg:stroke-width="0.025cm" svg:stroke-color="#808080" draw:marker-start-width="0.237cm" draw:marker-end-width="0.237cm" draw:fill="none" draw:textarea-vertical-align="middle" draw:auto-grow-height="false" fo:min-height="0.749cm" fo:min-width="0.499cm" fo:padding-top="0.137cm" fo:padding-bottom="0.137cm" fo:padding-left="0.262cm" fo:padding-right="0.262cm"/>
    </style:style>
    <style:style style:name="gr8" style:family="graphic" style:parent-style-name="objectwithoutfill">
      <style:graphic-properties svg:stroke-width="0.051cm" svg:stroke-color="#004586" draw:marker-start="Arrow" draw:marker-start-width="0.229cm" draw:marker-end="" draw:marker-end-width="0.217cm" draw:fill="none" draw:textarea-vertical-align="middle" fo:padding-top="0.15cm" fo:padding-bottom="0.15cm" fo:padding-left="0.275cm" fo:padding-right="0.275cm"/>
    </style:style>
    <style:style style:name="gr9" style:family="graphic" style:parent-style-name="objectwithoutfill">
      <style:graphic-properties svg:stroke-width="0.051cm" svg:stroke-color="#004586" draw:marker-start-width="0.268cm" draw:marker-end="Arrow" draw:marker-end-width="0.217cm" draw:fill="none" draw:textarea-vertical-align="middle" fo:padding-top="0.15cm" fo:padding-bottom="0.15cm" fo:padding-left="0.275cm" fo:padding-right="0.275cm"/>
    </style:style>
    <style:style style:name="gr10" style:family="graphic" style:parent-style-name="objectwithoutfill">
      <style:graphic-properties svg:stroke-width="0.051cm" svg:stroke-color="#000000" draw:marker-start="Circle" draw:marker-start-width="0.102cm" draw:marker-end="Circle" draw:marker-end-width="0.102cm" draw:fill="none" draw:textarea-vertical-align="middle" fo:padding-top="0.15cm" fo:padding-bottom="0.15cm" fo:padding-left="0.275cm" fo:padding-right="0.275cm"/>
    </style:style>
    <style:style style:name="gr11" style:family="graphic" style:parent-style-name="standard">
      <style:graphic-properties draw:stroke="none" svg:stroke-width="0.035cm" draw:stroke-linejoin="miter" draw:fill="none" draw:fill-color="#ffffff"/>
    </style:style>
    <style:style style:name="gr12" style:family="graphic" style:parent-style-name="standard">
      <style:graphic-properties draw:stroke="none" svg:stroke-width="0.035cm" draw:stroke-linejoin="miter" draw:fill="none" draw:fill-color="#000000"/>
    </style:style>
    <style:style style:name="gr13" style:family="graphic" style:parent-style-name="objectwithoutfill">
      <style:graphic-properties svg:stroke-width="0.102cm" svg:stroke-color="#ff3333" draw:marker-start-width="0.276cm" draw:marker-end="Arrow" draw:marker-end-width="0.229cm" draw:fill="none"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fo:min-height="0.635cm"/>
    </style:style>
    <style:style style:name="gr15" style:family="graphic" style:parent-style-name="objectwithoutfill">
      <style:graphic-properties draw:stroke="dash" draw:stroke-dash="Fine_20_Dashed" svg:stroke-width="0.025cm" draw:marker-start-width="0.161cm" draw:marker-end-width="0.161cm" draw:fill="none" draw:textarea-vertical-align="middle" fo:padding-top="0.137cm" fo:padding-bottom="0.137cm" fo:padding-left="0.262cm" fo:padding-right="0.262cm"/>
    </style:style>
    <style:style style:name="gr16" style:family="graphic" style:parent-style-name="objectwithoutfill">
      <style:graphic-properties svg:stroke-width="0.102cm" svg:stroke-color="#3333ff" draw:marker-start-width="0.276cm" draw:marker-end="Arrow" draw:marker-end-width="0.229cm" draw:fill="non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svg:title>TexMaths</svg:title>
          <svg:desc>14§display§\tilde S_k§svg§600§FALSE</svg:desc>
          <draw:polygon draw:style-name="gr1" draw:layer="layout" svg:width="0.52cm" svg:height="0.527cm" svg:x="1.789cm" svg:y="2.383cm" svg:viewBox="0 0 521 528" draw:points="261,528 0,528 0,0 521,0 521,528">
            <text:p/>
          </draw:polygon>
          <draw:path draw:style-name="gr2" draw:layer="layout" svg:width="0.164cm" svg:height="0.047cm" svg:x="1.912cm" svg:y="2.383cm" svg:viewBox="0 0 165 48" svg:d="M165 7l-8-7c0 0-18 24-41 24-11 0-24-7-32-13-13-7-22-11-31-11-18 0-28 11-53 39l8 9c0-2 19-26 41-26 11 0 24 9 32 13 13 8 23 13 31 13 18 0 28-12 53-41z">
            <text:p/>
          </draw:path>
          <draw:path draw:style-name="gr2" draw:layer="layout" svg:width="0.292cm" svg:height="0.359cm" svg:x="1.814cm" svg:y="2.489cm" svg:viewBox="0 0 293 360" svg:d="M293 6c0-3 0-6-4-6-3 0-5 0-10 7l-24 28c-13-22-38-35-70-35-63 0-123 57-123 116 0 41 26 63 51 70l54 14c18 4 46 13 46 53 0 44-41 91-90 91-32 0-87-11-87-72 0-12 3-24 3-27 2-1 2-3 2-3 0-5-5-5-6-5-3 0-4 0-6 1-1 1-29 115-29 116 0 3 3 6 6 6 2 0 2-2 8-9l25-28c21 30 55 37 83 37 67 0 126-66 126-128 0-35-17-51-24-57-11-13-20-14-63-25-11-3-29-9-34-9-12-5-29-19-29-46 0-39 39-81 85-81 42 0 72 21 72 77 0 15-2 24-2 27 0 1 0 5 6 5s6-1 7-10z">
            <text:p/>
          </draw:path>
          <draw:path draw:style-name="gr2" draw:layer="layout" svg:width="0.17cm" svg:height="0.243cm" svg:x="2.117cm" svg:y="2.671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
            <text:p/>
          </draw:path>
        </draw:g>
        <draw:g>
          <draw:path draw:style-name="gr3" draw:text-style-name="P1" draw:layer="layout" svg:width="2.942cm" svg:height="2.949cm" svg:x="-3.379cm" svg:y="0.623cm" svg:viewBox="0 0 2943 2950" svg:d="M1 0l149 4 149 11 148 19 147 27 146 33 143 42 141 48 139 56 136 62 132 69 128 76 125 82 120 89 116 94 110 101 106 105 100 111 94 116 88 121 82 124 76 129 69 133 62 135 55 139 48 142 41 143 33 146 26 147 19 148 11 149 3 149-2943-7zM2943 0z">
            <text:p/>
          </draw:path>
          <draw:polygon draw:style-name="gr4" draw:text-style-name="P1" draw:layer="layout" svg:width="2.942cm" svg:height="2.949cm" svg:x="0.619cm" svg:y="0.592cm" svg:viewBox="0 0 2943 2950" draw:points="1,0 150,4 299,15 447,34 594,61 740,94 883,136 1024,184 1163,240 1299,302 1431,371 1559,447 1684,529 1804,618 1920,712 2030,813 2136,918 2236,1029 2330,1145 2418,1266 2500,1390 2576,1519 2645,1652 2707,1787 2762,1926 2810,2068 2851,2211 2884,2357 2910,2504 2929,2652 2940,2801 2943,2950 0,2943">
            <text:p/>
          </draw:polygon>
        </draw:g>
        <draw:circle draw:style-name="gr5" draw:text-style-name="P1" draw:layer="layout" svg:width="1.328cm" svg:height="1.328cm" svg:x="-0.019cm" svg:y="2.857cm" draw:kind="section" draw:start-angle="359.69" draw:end-angle="44.39">
          <text:p/>
        </draw:circle>
        <draw:frame draw:style-name="gr6" draw:text-style-name="P1" draw:layer="layout" svg:width="0.435cm" svg:height="0.274cm" svg:x="6.366cm" svg:y="3.147cm">
          <draw:image xlink:href="Pictures/2000000C0000018C000000FA45E4E980.svm" xlink:type="simple" xlink:show="embed" xlink:actuate="onLoad">
            <text:p text:style-name="P1"><text:s/></text:p>
          </draw:image>
        </draw:frame>
        <draw:custom-shape draw:style-name="gr7" draw:text-style-name="P1" draw:layer="layout" svg:width="0.127cm" svg:height="2.923cm" draw:transform="rotate (-1.5707963267949) translate (3.541cm 3.63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svg:title>TexMaths</svg:title>
          <svg:desc>14§display§C§svg§600§FALSE</svg:desc>
          <draw:polygon draw:style-name="gr1" draw:layer="layout" svg:width="0.387cm" svg:height="0.337cm" svg:x="1.882cm" svg:y="3.843cm" svg:viewBox="0 0 388 338" draw:points="195,338 0,338 0,0 388,0 388,338">
            <text:p/>
          </draw:polygon>
          <draw:path draw:style-name="gr2" draw:layer="layout" svg:width="0.351cm" svg:height="0.359cm" svg:x="1.907cm" svg:y="3.832cm" svg:viewBox="0 0 352 360" svg:d="M352 6c0-3-2-6-6-6-1 0-3 0-8 6l-34 37c-6-7-28-43-83-43-110 0-221 109-221 224 0 81 59 136 134 136 42 0 80-21 107-43 46-41 55-86 55-87 0-4-6-4-7-4-3 0-5 0-6 4-4 14-15 49-50 78-34 28-65 37-92 37-43 0-96-27-96-104 0-28 11-108 60-165 29-35 77-61 121-61 50 0 79 38 79 96 0 19-1 21-1 25 0 5 6 5 7 5 7 0 7-1 8-9z">
            <text:p/>
          </draw:path>
        </draw:g>
        <draw:line draw:style-name="gr8" draw:text-style-name="P1" draw:layer="layout" svg:x1="0.618cm" svg:y1="0.02cm" svg:x2="0.618cm" svg:y2="3.54cm">
          <text:p/>
        </draw:line>
        <draw:line draw:style-name="gr9" draw:text-style-name="P1" draw:layer="layout" svg:x1="0.602cm" svg:y1="3.537cm" svg:x2="4.326cm" svg:y2="3.537cm">
          <text:p/>
        </draw:line>
        <draw:line draw:style-name="gr10" draw:text-style-name="P1" draw:layer="layout" svg:x1="0.609cm" svg:y1="3.575cm" svg:x2="2.72cm" svg:y2="1.42cm">
          <text:p/>
        </draw:line>
        <draw:g>
          <svg:title>TexMaths</svg:title>
          <svg:desc>11§display§R§svg§600§FALSE</svg:desc>
          <draw:polygon draw:style-name="gr11" draw:layer="layout" svg:width="0.297cm" svg:height="0.264cm" svg:x="1.949cm" svg:y="1.63cm" svg:viewBox="0 0 298 265" draw:points="148,265 0,265 0,0 298,0 298,265">
            <text:p/>
          </draw:polygon>
          <draw:path draw:style-name="gr12" draw:layer="layout" svg:width="0.276cm" svg:height="0.273cm" svg:x="1.964cm" svg:y="1.63cm" svg:viewBox="0 0 277 274" svg:d="M130 26c2-8 3-13 11-14 3 0 15 0 23 0 27 0 70 0 70 39 0 13-5 39-21 55-10 10-30 22-66 22h-43zM186 133c38-9 85-35 85-75 0-33-35-58-86-58h-110c-8 0-11 0-11 8 0 4 3 4 10 4 1 0 8 0 15 1 7 0 10 1 10 6 0 2 0 3-1 7l-52 208c-4 16-5 19-35 19-8 0-11 0-11 8 0 4 4 4 5 4 11 0 39-1 49-1 11 0 38 1 49 1 4 0 8 0 8-8 0-4-3-4-11-4-14 0-25 0-25-7 0-2 1-4 2-6l25-104h46c36 0 42 22 42 36 0 6-3 18-5 27-2 11-6 25-6 33 0 42 46 42 52 42 33 0 46-40 46-45s-4-5-4-5c-4 0-5 3-6 6-10 29-26 35-35 35-13 0-15-9-15-24 0-11 2-31 3-44 1-6 2-12 2-18 0-29-26-41-36-46z">
            <text:p/>
          </draw:path>
        </draw:g>
        <draw:g>
          <svg:title>TexMaths</svg:title>
          <svg:desc>14§display§\cD_1§svg§600§FALSE</svg:desc>
          <draw:polygon draw:style-name="gr11" draw:layer="layout" svg:width="0.576cm" svg:height="0.411cm" svg:x="0.843cm" svg:y="1.926cm" svg:viewBox="0 0 577 412" draw:points="289,412 0,412 0,0 577,0 577,412">
            <text:p/>
          </draw:polygon>
          <draw:path draw:style-name="gr12" draw:layer="layout" svg:width="0.367cm" svg:height="0.337cm" svg:x="0.853cm" svg:y="1.926cm" svg:viewBox="0 0 368 338" svg:d="M91 338c115 0 277-89 277-223 0-45-21-72-44-87-44-28-89-28-136-28-42 0-72 0-112 18-66 30-76 70-76 74 0 3 1 3 6 3 7 0 18-5 22-8 11-7 13-10 15-20 7-19 21-36 83-40-8 103-34 199-67 284-18 7-31 18-31 24 0 3 0 3 11 3zM92 311c58-139 68-224 75-284 33 0 159 0 159 109 0 97-87 175-207 175z">
            <text:p/>
          </draw:path>
          <draw:path draw:style-name="gr12" draw:layer="layout" svg:width="0.126cm" svg:height="0.229cm" svg:x="1.26cm" svg:y="2.108cm" svg:viewBox="0 0 127 230" svg:d="M78 10c0-10 0-10-9-10-23 22-55 22-69 22v13c8 0 31 0 50-10v177c0 11 0 15-35 15h-12v13c5 0 49-2 61-2s55 2 63 2v-13h-14c-35 0-35-4-35-15z">
            <text:p/>
          </draw:path>
        </draw:g>
        <draw:g>
          <svg:title>TexMaths</svg:title>
          <svg:desc>14§display§\cD_2§svg§600§FALSE</svg:desc>
          <draw:polygon draw:style-name="gr11" draw:layer="layout" svg:width="0.576cm" svg:height="0.411cm" svg:x="1.615cm" svg:y="1.074cm" svg:viewBox="0 0 577 412" draw:points="289,412 0,412 0,0 577,0 577,412">
            <text:p/>
          </draw:polygon>
          <draw:path draw:style-name="gr12" draw:layer="layout" svg:width="0.367cm" svg:height="0.337cm" svg:x="1.625cm" svg:y="1.074cm" svg:viewBox="0 0 368 338" svg:d="M91 338c115 0 277-89 277-223 0-45-21-72-44-87-44-28-89-28-136-28-42 0-72 0-112 18-66 30-76 70-76 74 0 3 1 3 6 3 7 0 18-5 22-8 11-7 13-10 15-20 7-19 21-36 83-40-8 103-34 199-67 284-18 7-31 18-31 24 0 3 0 3 11 3zM92 311c58-139 68-224 75-284 33 0 159 0 159 109 0 97-87 175-207 175z">
            <text:p/>
          </draw:path>
          <draw:path draw:style-name="gr12" draw:layer="layout" svg:width="0.153cm" svg:height="0.229cm" svg:x="2.017cm" svg:y="1.256cm" svg:viewBox="0 0 154 230" svg:d="M154 167h-13c0 8-4 28-8 32-3 1-29 1-35 1h-63c36-32 48-42 69-57 26-21 50-42 50-76 0-42-38-67-81-67-44 0-73 31-73 62 0 18 15 19 18 19 9 0 18-5 18-18 0-6-1-18-19-18 10-25 33-32 50-32 35 0 53 26 53 54 0 31-22 55-33 68l-84 82c-3 3-3 3-3 13h143z">
            <text:p/>
          </draw:path>
        </draw:g>
        <draw:g>
          <svg:title>TexMaths</svg:title>
          <svg:desc>11§display§\pi/4§svg§600§FALSE</svg:desc>
          <draw:polygon draw:style-name="gr1" draw:layer="layout" svg:width="0.621cm" svg:height="0.386cm" svg:x="1.33cm" svg:y="3.021cm" svg:viewBox="0 0 622 387" draw:points="312,387 0,387 0,0 622,0 622,387">
            <text:p/>
          </draw:polygon>
          <draw:path draw:style-name="gr2" draw:layer="layout" svg:width="0.209cm" svg:height="0.171cm" svg:x="1.34cm" svg:y="3.144cm" svg:viewBox="0 0 210 172" svg:d="M92 23h45c-14 57-17 74-17 100 0 6 0 17 3 30 5 16 8 19 15 19s15-7 15-15c0-2 0-3-2-9-11-27-11-52-11-63 0-21 2-42 6-62h44c6 0 20 0 20-14 0-9-9-9-15-9h-131c-8 0-23 0-40 19-14 14-24 33-24 34s0 4 4 4 5-1 7-4c19-30 42-30 50-30h22c-13 46-33 94-50 129-3 6-3 6-3 10 0 7 6 10 11 10 12 0 15-11 20-26 5-17 5-18 9-37z">
            <text:p/>
          </draw:path>
          <draw:path draw:style-name="gr2" draw:layer="layout" svg:width="0.151cm" svg:height="0.386cm" svg:x="1.585cm" svg:y="3.021cm" svg:viewBox="0 0 152 387" svg:d="M150 14c2-4 2-6 2-6 0-5-3-8-8-8-3 0-5 1-6 3l-136 370c-2 5-2 6-2 6 0 5 3 8 8 8s6-2 9-9z">
            <text:p/>
          </draw:path>
          <draw:path draw:style-name="gr2" draw:layer="layout" svg:width="0.172cm" svg:height="0.262cm" svg:x="1.769cm" svg:y="3.05cm" svg:viewBox="0 0 173 263" svg:d="M103 199v33c0 14-1 19-29 19h-8v12c15-1 36-1 53-1 15 0 36 0 53 1v-12h-9c-29 0-30-5-30-19v-33h40v-12h-40v-177c0-8 0-10-5-10s-6 0-8 4l-120 183v12zM106 187h-95l95-145z">
            <text:p/>
          </draw:path>
        </draw:g>
        <draw:line draw:style-name="gr13" draw:text-style-name="P1" draw:layer="layout" svg:x1="0.656cm" svg:y1="3.532cm" svg:x2="1.224cm" svg:y2="1.778cm">
          <text:p/>
        </draw:line>
        <draw:frame draw:style-name="gr14" draw:text-style-name="P2" draw:layer="layout" svg:width="4.445cm" svg:height="0.885cm" svg:x="2.655cm" svg:y="3.631cm">
          <draw:text-box>
            <text:p><text:span text:style-name="T1">Active Power</text:span></text:p>
          </draw:text-box>
        </draw:frame>
        <draw:frame draw:style-name="gr14" draw:text-style-name="P2" draw:layer="layout" svg:width="4.445cm" svg:height="0.885cm" draw:transform="rotate (1.5707963267949) translate (-0.006cm 2.483cm)">
          <draw:text-box>
            <text:p><text:span text:style-name="T1">Reactive Power</text:span></text:p>
          </draw:text-box>
        </draw:frame>
        <draw:line draw:style-name="gr15" draw:text-style-name="P1" draw:layer="layout" svg:x1="1.222cm" svg:y1="1.802cm" svg:x2="1.795cm" svg:y2="2.366cm">
          <text:p/>
        </draw:line>
        <draw:line draw:style-name="gr16" draw:text-style-name="P1" draw:layer="layout" svg:x1="0.635cm" svg:y1="3.543cm" svg:x2="1.795cm" svg:y2="2.366cm">
          <text:p/>
        </draw:line>
        <draw:g>
          <svg:title>TexMaths</svg:title>
          <svg:desc>14§display§S_k§svg§600§FALSE</svg:desc>
          <draw:polygon draw:style-name="gr1" draw:layer="layout" svg:width="0.52cm" svg:height="0.411cm" svg:x="0.671cm" svg:y="1.399cm" svg:viewBox="0 0 521 412" draw:points="261,412 0,412 0,0 521,0 521,412">
            <text:p/>
          </draw:polygon>
          <draw:path draw:style-name="gr2" draw:layer="layout" svg:width="0.292cm" svg:height="0.359cm" svg:x="0.696cm" svg:y="1.388cm" svg:viewBox="0 0 293 360" svg:d="M293 6c0-3 0-6-4-6-3 0-5 0-10 7l-24 28c-13-22-38-35-70-35-63 0-123 57-123 116 0 41 26 63 51 70l54 14c18 5 46 13 46 54 0 43-41 91-90 91-32 0-87-11-87-73 0-11 3-24 3-27 2-1 2-3 2-3 0-5-5-5-6-5-3 0-4 0-6 1-1 2-29 115-29 117s3 5 6 5c2 0 2-1 8-8l25-28c21 29 55 36 83 36 67 0 126-66 126-127 0-35-17-52-24-58-11-12-20-14-63-25-11-3-29-8-34-8-12-6-29-20-29-47 0-39 39-81 85-81 42 0 72 21 72 77 0 16-2 24-2 27 0 1 0 5 6 5s6-1 7-9z">
            <text:p/>
          </draw:path>
          <draw:path draw:style-name="gr2" draw:layer="layout" svg:width="0.17cm" svg:height="0.243cm" svg:x="0.999cm" svg:y="1.57cm" svg:viewBox="0 0 171 244" svg:d="M83 10c0 0 1-4 1-6 0-1-1-4-6-4-7 0-35 3-44 3-3 1-7 1-7 8 0 6 4 6 8 6 17 0 17 1 17 4s0 6-2 8l-49 197c-1 5-1 7-1 7 0 5 4 11 11 11 10 0 14-7 17-14 0-2 15-63 17-67 25 2 45 9 45 28 0 1 0 4-2 7-1 5-1 7-1 11 0 24 21 35 38 35 33 0 43-52 43-53 0-5-4-5-6-5-4 0-5 2-7 9-4 15-14 39-30 39-9 0-12-8-12-18 0-6 0-6 2-16 0 0 1-7 1-9 0-31-40-37-56-38 10-6 24-17 30-23 16-16 35-32 54-32 4 0 9 0 11 4-15 2-18 14-18 20 0 7 6 13 14 13 10 0 20-9 20-23 0-11-9-24-27-24-19 0-38 14-56 30-14 14-25 25-40 31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826cm" fo:page-height="4.19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4-17T02:34:24</meta:creation-date>
    <dc:date>2014-11-03T06:23:53.541903902</dc:date>
    <meta:editing-duration>PT6H11M26S</meta:editing-duration>
    <meta:editing-cycles>84</meta:editing-cycles>
    <meta:generator>LibreOffice/4.3.2.2$Linux_X86_64 LibreOffice_project/430m0$Build-2</meta:generator>
    <dc:creator>majid </dc:creator>
    <meta:document-statistic meta:object-count="42"/>
    <meta:user-defined meta:name="TexMathsPreamble">\usepackage{amsmath}§\usepackage{amssymb}§\usepackage[usenames]{color}§§% Uncomment this line for sans-serif font§%\everymath{\mathsf{\xdef\mysf{\mathgroup\the\mathgroup\relax}}\mysf}§§% Uncomment these lines for colored equations§% \definecolor{fgcolor}{RGB}{0,0,255}§% \definecolor{bgcolor}{RGB}{255,255,255}§% \pagecolor{bgcolor}\color{fgcolor}§§\def\CC{\mathbb C}§\def\RR{\mathbb R}§\def\ZZ{\mathbb Z}§\def\EE{\mathbb E}§\def\II{\mathbb I}§\def\cA{\mathcal A}§\def\cB{\mathcal B}§\def\cC{\mathcal C}§\def\cD{\mathcal D}§\def\cF{\mathcal F}§\def\cG{\mathcal G}§\def\cI{\mathcal I}§\def\cH{\mathcal H}§\def\cJ{\mathcal J}§\def\cK{\mathcal K}§\def\cL{\mathcal L}§\def\cM{\mathcal M}§\def\cN{\mathcal N}§\def\cS{\mathcal S}§\def\cT{\mathcal T}§\def\cO{\mathcal O}§\def\cU{\mathcal U}§\def\cY{\mathcal Y}§\def\cW{\mathcal W}§\def\cX{\mathcal X}§</meta:user-defined>
  </office:meta>
</office:document-meta>
</file>